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unction.checkMinParameterCount( Collection parameters , int minim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Function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unction.checkParameterCount( Collection parameters , int min , int ma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Function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unction.checkParameterCount( Collection parameters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